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86.24pt"/>
    </style:style>
    <style:style style:name="co4" style:family="table-column">
      <style:table-column-properties fo:break-before="auto" style:column-width="246.16pt"/>
    </style:style>
    <style:style style:name="co5" style:family="table-column">
      <style:table-column-properties fo:break-before="auto" style:column-width="319.89pt"/>
    </style:style>
    <style:style style:name="co6" style:family="table-column">
      <style:table-column-properties fo:break-before="auto" style:column-width="133.74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26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Dashcam_HAT.format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_P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_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20, C21, C22, C23, C24, C26, C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001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O5NN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90-5418-1-N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224KA12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50, C5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153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C270JB5NN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1, C2, C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90-3890-1-N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5KE15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1206</text:p>
          </table:table-cell>
          <table:table-cell office:value-type="string" calcext:value-type="string">
            <text:p>C40, C41, C42, C4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6767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6KBHNN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 ESR&lt;=5</text:p>
          </table:table-cell>
          <table:table-cell office:value-type="string" calcext:value-type="string">
            <text:p>CAP_POL1206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apacitor Polarized</text:p>
          </table:table-cell>
          <table:table-cell office:value-type="string" calcext:value-type="string">
            <text:p>478-823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F931C106MA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90-5915-1-N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J475ME47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C80, C8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276-1577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561KB5NN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6, R61, R62, R6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K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K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3.9K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3K9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20, R21, R22, R23, R24, R25, R26, R27, R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K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0K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40, R41, R42, R43, R4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62.0KL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62K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R80, R8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0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00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70, R71, R72, R7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470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470R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0 0.5W</text:p>
          </table:table-cell>
          <table:table-cell office:value-type="string" calcext:value-type="string">
            <text:p>R-US_2010</text:p>
          </table:table-cell>
          <table:table-cell office:value-type="string" calcext:value-type="string">
            <text:p>R98, R99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HM510BGCT-ND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MCR50JZHJ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5X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535-9122-1-ND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ABM3B-16.000MHZ-B2-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646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TB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183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G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434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KF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urface mount LED</text:p>
          </table:table-cell>
          <table:table-cell office:value-type="string" calcext:value-type="string">
            <text:p>160-1436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KR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TINY441/841VQFN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Ttiny441/841</text:p>
          </table:table-cell>
          <table:table-cell office:value-type="string" calcext:value-type="string">
            <text:p>ATTINY841-MMH-ND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841-MM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TRANSISTOR_NPNSOT23-3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MMBT2222ALT1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MBT2222ALT1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R5040T4R7N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aiyo Yuden Inductor</text:p>
          </table:table-cell>
          <table:table-cell office:value-type="string" calcext:value-type="string">
            <text:p>587-2373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2373-1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SWITCH-MOMENTARY-2-SMD-1101NE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P13597SCT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-PNF04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N1110</text:p>
          </table:table-cell>
          <table:table-cell office:value-type="string" calcext:value-type="string">
            <text:p>SCANTOO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N1110 - Multiprotocol OBD II to UART Interpreter, QFN Package</text:p>
          </table:table-cell>
          <table:table-cell/>
          <table:table-cell office:value-type="string" calcext:value-type="string">
            <text:p>Scantool</text:p>
          </table:table-cell>
          <table:table-cell office:value-type="string" calcext:value-type="string">
            <text:p>STN1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33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ingle differential comparator</text:p>
          </table:table-cell>
          <table:table-cell office:value-type="string" calcext:value-type="string">
            <text:p>296-10168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331IDBV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300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emtech High Efficiency 1A/2A/3A Current-Mode</text:p>
          </table:table-cell>
          <table:table-cell office:value-type="string" calcext:value-type="string">
            <text:p>TS30013-M050QFNRCT-ND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TS30013-M050QFN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C1XXXSOT23-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C1014/TC1015/TC1185 voltage regulator</text:p>
          </table:table-cell>
          <table:table-cell office:value-type="string" calcext:value-type="string">
            <text:p>AP2204K-3.3TRG1DICT-ND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04K-3.3TRG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SM303DLHC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3-Axis I2C Accelerometer and 3-Axis Magnetometer</text:p>
          </table:table-cell>
          <table:table-cell office:value-type="string" calcext:value-type="string">
            <text:p>497-11918-1-ND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303DLHC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N Driver</text:p>
          </table:table-cell>
          <table:table-cell office:value-type="string" calcext:value-type="string">
            <text:p>MCP2551T-E/SN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551T-E/S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4 pin 0.1 pitch head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_PIN_SMD</text:p>
          </table:table-cell>
          <table:table-cell office:value-type="string" calcext:value-type="string">
            <text:p>6_PIN_PDISMD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6 pin PDI programming header</text:p>
          </table:table-cell>
          <table:table-cell office:value-type="string" calcext:value-type="string">
            <text:p>609-3693-1-ND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20021121-00006C4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20X2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SAM9315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<text:s text:c="2"/>ESQ-120-23-T-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ST_VERTICAL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455-1792-1-N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6B-SRSS-TB(LF)(S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-8PT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J45 Jack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54602-908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0:36:45.241350056</dc:date>
    <dc:creator>Jason Alderman</dc:creator>
    <meta:editing-duration>PT3M4S</meta:editing-duration>
    <meta:editing-cycles>2</meta:editing-cycles>
    <meta:generator>LibreOffice/5.1.6.2$Linux_X86_64 LibreOffice_project/10m0$Build-2</meta:generator>
    <meta:document-statistic meta:table-count="1" meta:cell-count="281" meta:object-count="0"/>
  </office:meta>
</office:document-meta>
</file>